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B0000014FC6EC1E94BF6221EC.png" manifest:media-type="image/png"/>
  <manifest:file-entry manifest:full-path="Pictures/10000201000003A10000019A7D594DE417D1AEE0.png" manifest:media-type="image/png"/>
  <manifest:file-entry manifest:full-path="Pictures/100002010000037F0000013A90509C801CDC1290.png" manifest:media-type="image/png"/>
  <manifest:file-entry manifest:full-path="Pictures/100002010000038A000000E77027C5F974B29AD9.png" manifest:media-type="image/png"/>
  <manifest:file-entry manifest:full-path="Pictures/100002010000036E00000165E551A832971491BF.png" manifest:media-type="image/png"/>
  <manifest:file-entry manifest:full-path="Pictures/100002010000039B000001BA3EF09ACEABC2723A.png" manifest:media-type="image/png"/>
  <manifest:file-entry manifest:full-path="Pictures/10000201000003310000011AD2618E0ED32B057E.png" manifest:media-type="image/png"/>
  <manifest:file-entry manifest:full-path="Pictures/1000020100000380000001C06CE5B88EF84471A2.png" manifest:media-type="image/png"/>
  <manifest:file-entry manifest:full-path="Pictures/1000020100000338000001BF2F53FA14DFB02A5C.png" manifest:media-type="image/png"/>
  <manifest:file-entry manifest:full-path="Pictures/1000020100000340000000D3807F3A3F173056B0.png" manifest:media-type="image/png"/>
  <manifest:file-entry manifest:full-path="Pictures/1000020100000383000001C3524917EBA3B9E188.png" manifest:media-type="image/png"/>
  <manifest:file-entry manifest:full-path="Pictures/1000020100000368000001B35C59524CE332ADFB.png" manifest:media-type="image/png"/>
  <manifest:file-entry manifest:full-path="Pictures/100002010000039E000001AAF6309838A0A895CE.png" manifest:media-type="image/png"/>
  <manifest:file-entry manifest:full-path="Pictures/1000020100000360000001207D41412500924FD7.png" manifest:media-type="image/png"/>
  <manifest:file-entry manifest:full-path="Pictures/1000020100000365000001964252BC5CF7CB82C4.png" manifest:media-type="image/png"/>
  <manifest:file-entry manifest:full-path="Pictures/10000201000003780000014D4707B45DBC417208.png" manifest:media-type="image/png"/>
  <manifest:file-entry manifest:full-path="Pictures/100002010000033F000000D2F0766893FCAD196F.png" manifest:media-type="image/png"/>
  <manifest:file-entry manifest:full-path="Pictures/1000020100000388000001D4F058D1416A8597EA.png" manifest:media-type="image/png"/>
  <manifest:file-entry manifest:full-path="Pictures/100002010000037F000001CCC35F2755FB822312.png" manifest:media-type="image/png"/>
  <manifest:file-entry manifest:full-path="Pictures/100002010000038B000001A06F70A4F366319813.png" manifest:media-type="image/png"/>
  <manifest:file-entry manifest:full-path="Pictures/1000020100000384000000EA15A7CF6C1E4955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a2b" officeooo:paragraph-rsid="001c4a2b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4a2b" officeooo:paragraph-rsid="001c4a2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c4a2b" officeooo:paragraph-rsid="001c4a2b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cf61b" officeooo:paragraph-rsid="001cf61b"/>
    </style:style>
    <style:style style:name="P5" style:family="paragraph" style:parent-style-name="Standard">
      <style:text-properties officeooo:rsid="001d11a0" officeooo:paragraph-rsid="001d11a0"/>
    </style:style>
    <style:style style:name="P6" style:family="paragraph" style:parent-style-name="Standard">
      <style:text-properties officeooo:rsid="001ea324" officeooo:paragraph-rsid="001ea324"/>
    </style:style>
    <style:style style:name="P7" style:family="paragraph" style:parent-style-name="Standard">
      <style:text-properties officeooo:rsid="001ea7d9" officeooo:paragraph-rsid="001ea7d9"/>
    </style:style>
    <style:style style:name="P8" style:family="paragraph" style:parent-style-name="Standard">
      <style:paragraph-properties fo:text-align="start" style:justify-single-word="false"/>
      <style:text-properties officeooo:rsid="00209164" officeooo:paragraph-rsid="00209164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9164" officeooo:paragraph-rsid="0020916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c4a2b" officeooo:paragraph-rsid="001c4a2b" style:font-size-asian="24pt" style:font-weight-asian="bold" style:font-size-complex="24pt" style:font-weight-complex="bold"/>
    </style:style>
    <style:style style:name="T1" style:family="text">
      <style:text-properties officeooo:rsid="002091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mp <text:span text:style-name="T1">spring annotations</text:span> for interviews:</text:p>
      <text:p text:style-name="P2"/>
      <text:p text:style-name="P3"><draw:frame draw:style-name="fr1" draw:name="Image21" text:anchor-type="char" svg:width="17cm" svg:height="5.867cm" draw:z-index="20"><draw:image xlink:href="Pictures/10000201000003310000011AD2618E0ED32B057E.png" xlink:type="simple" xlink:show="embed" xlink:actuate="onLoad" loext:mime-type="image/png"/></draw:frame></text:p>
      <text:p text:style-name="P9">l</text:p>
      <text:p text:style-name="P9"><draw:frame draw:style-name="fr1" draw:name="Image20" text:anchor-type="char" svg:width="17cm" svg:height="5.666cm" draw:z-index="19"><draw:image xlink:href="Pictures/1000020100000360000001207D41412500924FD7.png" xlink:type="simple" xlink:show="embed" xlink:actuate="onLoad" loext:mime-type="image/png"/></draw:frame></text:p>
      <text:p text:style-name="P9">l</text:p>
      <text:p text:style-name="P9"><draw:frame draw:style-name="fr1" draw:name="Image19" text:anchor-type="char" svg:width="17cm" svg:height="4.311cm" draw:z-index="18"><draw:image xlink:href="Pictures/1000020100000340000000D3807F3A3F173056B0.png" xlink:type="simple" xlink:show="embed" xlink:actuate="onLoad" loext:mime-type="image/png"/></draw:frame></text:p>
      <text:p text:style-name="P9">l</text:p>
      <text:p text:style-name="P9"><draw:frame draw:style-name="fr2" draw:name="Image18" text:anchor-type="char" svg:width="17cm" svg:height="4.295cm" draw:z-index="17"><draw:image xlink:href="Pictures/100002010000033F000000D2F0766893FCAD196F.png" xlink:type="simple" xlink:show="embed" xlink:actuate="onLoad" loext:mime-type="image/png"/></draw:frame></text:p>
      <text:p text:style-name="P9"><text:soft-page-break/>l</text:p>
      <text:p text:style-name="P9"><draw:frame draw:style-name="fr2" draw:name="Image17" text:anchor-type="char" svg:width="17cm" svg:height="7.796cm" draw:z-index="16"><draw:image xlink:href="Pictures/100002010000038B000001A06F70A4F366319813.png" xlink:type="simple" xlink:show="embed" xlink:actuate="onLoad" loext:mime-type="image/png"/></draw:frame></text:p>
      <text:p text:style-name="P9">l</text:p>
      <text:p text:style-name="P9"><draw:frame draw:style-name="fr2" draw:name="Image16" text:anchor-type="char" svg:width="17cm" svg:height="9.222cm" draw:z-index="15"><draw:image xlink:href="Pictures/1000020100000338000001BF2F53FA14DFB02A5C.png" xlink:type="simple" xlink:show="embed" xlink:actuate="onLoad" loext:mime-type="image/png"/></draw:frame></text:p>
      <text:p text:style-name="P9">l</text:p>
      <text:p text:style-name="P8"><draw:frame draw:style-name="fr2" draw:name="Image15" text:anchor-type="char" svg:width="17cm" svg:height="8.479cm" draw:z-index="14"><draw:image xlink:href="Pictures/1000020100000368000001B35C59524CE332ADFB.png" xlink:type="simple" xlink:show="embed" xlink:actuate="onLoad" loext:mime-type="image/png"/></draw:frame><text:soft-page-break/>l</text:p>
      <text:p text:style-name="P1"><draw:frame draw:style-name="fr2" draw:name="Image1" text:anchor-type="char" svg:width="17cm" svg:height="7.819cm" draw:z-index="0"><draw:image xlink:href="Pictures/100002010000039E000001AAF6309838A0A895CE.png" xlink:type="simple" xlink:show="embed" xlink:actuate="onLoad" loext:mime-type="image/png"/></draw:frame>l</text:p>
      <text:p text:style-name="P1"><draw:frame draw:style-name="fr2" draw:name="Image2" text:anchor-type="char" svg:width="17cm" svg:height="7.941cm" draw:z-index="1"><draw:image xlink:href="Pictures/1000020100000365000001964252BC5CF7CB82C4.png" xlink:type="simple" xlink:show="embed" xlink:actuate="onLoad" loext:mime-type="image/png"/></draw:frame><text:soft-page-break/>l</text:p>
      <text:p text:style-name="P1"><draw:frame draw:style-name="fr2" draw:name="Image3" text:anchor-type="char" svg:width="17cm" svg:height="6.375cm" draw:z-index="2"><draw:image xlink:href="Pictures/10000201000003780000014D4707B45DBC417208.png" xlink:type="simple" xlink:show="embed" xlink:actuate="onLoad" loext:mime-type="image/png"/></draw:frame>l</text:p>
      <text:p text:style-name="P4"><draw:frame draw:style-name="fr2" draw:name="Image4" text:anchor-type="char" svg:width="17cm" svg:height="8.8cm" draw:z-index="3"><draw:image xlink:href="Pictures/1000020100000388000001D4F058D1416A8597EA.png" xlink:type="simple" xlink:show="embed" xlink:actuate="onLoad" loext:mime-type="image/png"/></draw:frame>l</text:p>
      <text:p text:style-name="P5"><draw:frame draw:style-name="fr2" draw:name="Image5" text:anchor-type="char" svg:width="17cm" svg:height="4.419cm" draw:z-index="4"><draw:image xlink:href="Pictures/1000020100000384000000EA15A7CF6C1E49552F.png" xlink:type="simple" xlink:show="embed" xlink:actuate="onLoad" loext:mime-type="image/png"/></draw:frame><text:soft-page-break/>l</text:p>
      <text:p text:style-name="P5"><draw:frame draw:style-name="fr2" draw:name="Image6" text:anchor-type="char" svg:width="17cm" svg:height="8.528cm" draw:z-index="5"><draw:image xlink:href="Pictures/1000020100000383000001C3524917EBA3B9E188.png" xlink:type="simple" xlink:show="embed" xlink:actuate="onLoad" loext:mime-type="image/png"/></draw:frame>l</text:p>
      <text:p text:style-name="P6"><draw:frame draw:style-name="fr2" draw:name="Image7" text:anchor-type="char" svg:width="17cm" svg:height="8.14cm" draw:z-index="6"><draw:image xlink:href="Pictures/100002010000039B000001BA3EF09ACEABC2723A.png" xlink:type="simple" xlink:show="embed" xlink:actuate="onLoad" loext:mime-type="image/png"/></draw:frame>l</text:p>
      <text:p text:style-name="P6"><draw:frame draw:style-name="fr2" draw:name="Image8" text:anchor-type="char" svg:width="17cm" svg:height="4.334cm" draw:z-index="7"><draw:image xlink:href="Pictures/100002010000038A000000E77027C5F974B29AD9.png" xlink:type="simple" xlink:show="embed" xlink:actuate="onLoad" loext:mime-type="image/png"/></draw:frame><text:soft-page-break/>l</text:p>
      <text:p text:style-name="P7"><draw:frame draw:style-name="fr2" draw:name="Image9" text:anchor-type="char" svg:width="17cm" svg:height="5.964cm" draw:z-index="8"><draw:image xlink:href="Pictures/100002010000037F0000013A90509C801CDC1290.png" xlink:type="simple" xlink:show="embed" xlink:actuate="onLoad" loext:mime-type="image/png"/></draw:frame>l</text:p>
      <text:p text:style-name="P7"/>
      <text:p text:style-name="P7"><draw:frame draw:style-name="fr2" draw:name="Image10" text:anchor-type="char" svg:width="17cm" svg:height="7.502cm" draw:z-index="9"><draw:image xlink:href="Pictures/10000201000003A10000019A7D594DE417D1AEE0.png" xlink:type="simple" xlink:show="embed" xlink:actuate="onLoad" loext:mime-type="image/png"/></draw:frame><text:soft-page-break/>l</text:p>
      <text:p text:style-name="P7"><draw:frame draw:style-name="fr2" draw:name="Image11" text:anchor-type="char" svg:width="17cm" svg:height="6.911cm" draw:z-index="10"><draw:image xlink:href="Pictures/100002010000036E00000165E551A832971491BF.png" xlink:type="simple" xlink:show="embed" xlink:actuate="onLoad" loext:mime-type="image/png"/></draw:frame>l</text:p>
      <text:p text:style-name="P7"><draw:frame draw:style-name="fr1" draw:name="Image12" text:anchor-type="char" svg:width="17cm" svg:height="6.278cm" draw:z-index="11"><draw:image xlink:href="Pictures/100002010000038B0000014FC6EC1E94BF6221EC.png" xlink:type="simple" xlink:show="embed" xlink:actuate="onLoad" loext:mime-type="image/png"/></draw:frame>l</text:p>
      <text:p text:style-name="P7"><draw:frame draw:style-name="fr2" draw:name="Image13" text:anchor-type="char" svg:width="17cm" svg:height="8.737cm" draw:z-index="12"><draw:image xlink:href="Pictures/100002010000037F000001CCC35F2755FB822312.png" xlink:type="simple" xlink:show="embed" xlink:actuate="onLoad" loext:mime-type="image/png"/></draw:frame><text:soft-page-break/></text:p>
      <text:p text:style-name="P7">l</text:p>
      <text:p text:style-name="P7"><draw:frame draw:style-name="fr2" draw:name="Image14" text:anchor-type="char" svg:width="17cm" svg:height="8.5cm" draw:z-index="13"><draw:image xlink:href="Pictures/1000020100000380000001C06CE5B88EF84471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22:21:29.486596198</meta:creation-date>
    <dc:date>2023-07-12T23:42:22.711650001</dc:date>
    <meta:editing-duration>PT10M1S</meta:editing-duration>
    <meta:editing-cycles>1</meta:editing-cycles>
    <meta:document-statistic meta:table-count="0" meta:image-count="21" meta:object-count="0" meta:page-count="8" meta:paragraph-count="21" meta:word-count="25" meta:character-count="58" meta:non-whitespace-character-count="54"/>
    <meta:generator>LibreOffice/6.4.7.2$Linux_X86_64 LibreOffice_project/40$Build-2</meta:generator>
  </office:meta>
</office:document-meta>
</file>